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Einheit wird in der Physik Energie ge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oule (J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Joule, Kalorie und "British thermal uni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zur Messung der Energie.</text:p>
            <text:p/>
            <text:p>In der Physik wird <text:span text:style-name="T1">Joule</text:span> verwe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Einheit "Kalorie"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legentlich wird "Kalorie" als Bezeichnung sowohl für eine Kalorie (cal) als auch <text:span text:style-name="T2">abkürzend</text:span><text:span text:style-name="T3"> für eine </text:span><text:span text:style-name="T4">Kilo</text:span><text:span text:style-name="T3">kalorie (Cal = kcal) verwendet.</text:span></text:p>
            <text:p><text:span text:style-name="T3"/></text:p>
            <text:p><text:span text:style-name="T3">Den Unterschied erkennt man dann einzig aus dem Kontext anhand einer Größeneinordnung oder, falls der Anwender die Konvention beachtet, anhand der Kennzeichnung "cal" oder "Cal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umgangsprachliche Bezeichnung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edeutet zum einen <text:span text:style-name="T5">Wärmeenergie</text:span>: die thermische Energie eines Systems. Diese ist als innere Energie eine <text:span text:style-name="T4">Zustandsgröße</text:span>, sie wird durch die Quantität (Masse/Stoffmenge) und den Zustand eines Systems bestimmt.</text:p>
            <text:p/>
            <text:p>Zum anderen bedeutet sie gelegentlich <text:span text:style-name="T5">Wärmeübertragung</text:span><text:span text:style-name="T6">:</text:span> eine <text:span text:style-name="T4">Prozessgröße,</text:span> analog zur Arbeit eine Energieübertragung. Sie ist von den Bedingungen abhängig, unter denen der Prozess ab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pezifische Brennwert (Verbrennungswärme) <text:span text:style-name="T2">H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hältnis der bei der Verbrennung freiwerdenden Energie <text:span text:style-name="T2">Q</text:span> zur Masse des Brennstoffs <text:span text:style-name="T2">m</text:span><text:span text:style-name="T3">:</text:span></text:p>
            <text:p><text:span text:style-name="T3"/></text:p>
            <text:p><text:span text:style-name="T3"/></text:p>
          </draw:text-box>
        </draw:frame>
        <draw:frame draw:style-name="gr2" draw:text-style-name="P1" draw:layer="layout" svg:width="3.553cm" svg:height="2.535cm" svg:x="12.223cm" svg:y="12.232cm">
          <text:p/>
          <draw:object xlink:href="../spezifischer%20Brenn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pezifische Wärmekapazität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kalierungsfaktor, welcher festlegt, um wieviel sich die <text:span text:style-name="T2">Temperatur</text:span> eines Systems bei Zufuhr von Wärmeenergie erhöht. </text:p>
            <text:p>Es ist somit eine <text:span text:style-name="T1">Materialkonstante</text:span>.</text:p>
            <text:p/>
            <text:p/>
          </draw:text-box>
        </draw:frame>
        <draw:frame draw:style-name="gr2" draw:text-style-name="P1" draw:layer="layout" svg:width="12.254cm" svg:height="1.385cm" svg:x="7.872cm" svg:y="13.807cm">
          <text:p/>
          <draw:object xlink:href="../spezifische%20Wärmekapazitä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Maß für die innere Energie eines Systems. Die Temperatur skaliert linear mit der inneren Energie des Systems.</text:p>
            <text:p><text:line-break/>Der Skalierungsfaktor ist die spezifische Wärmekapazität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Gasen in Bezug zur spezifischen Wärmekapazität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pielt eine Rolle ob diese bei festgehaltenem Volumen <text:span text:style-name="T2">c</text:span><text:span text:style-name="T7">V</text:span> oder festgehaltenem Druck <text:span text:style-name="T2">c</text:span><text:span text:style-name="T7">p</text:span> gemess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Kalorimetr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timmung der spezifischen Wärmekapazität eines Stoffes über das Einstellen des thermischen Gleichgewichts durch Wärmeübertragung mit einem Stoff bekannter Wärmekapazität (meist Wasser)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Im Skript müsste bei dem Experiment in 11.6 eigentlich noch erwähnt werden, dass die Wärmekapazität des Wassers bekannt ist</text:p>
            </draw:text-box>
          </draw:frame>
        </presentation:notes>
      </draw:page>
      <draw:page draw:name="page1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ennzeichnet das thermische Gleichgewich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Temperatur: Stoffe gleicher Temperatur befinden sich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ässt die Temperatur Aussagen über die thermische Energie einer Probe zu? 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 </text:p>
            <text:p>jedoch nur im Zusammenhang mit der Masse und der spezifischen Wärmekapazität der Prob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emperatur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intensive</text:span> Größe: sie behält ihren Wert bei, wenn man die betrachtete Probe teil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hermische Energie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extensive</text:span> Größe: sie ändert sich bei Aufteilung einer Probe, da sie u.a. von der Masse abhängig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latente Wär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hasenübergän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ibt es Phasenübergänge zwischen allen klassischen Aggregatzustä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Gasförmig -&gt; Flüssi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Gasförmig -&gt; Flüssi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Gasförmig, flüssig und f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0M58S</meta:editing-duration>
    <meta:editing-cycles>11</meta:editing-cycles>
    <meta:generator>LibreOffice/4.3.4.1$Windows_x86 LibreOffice_project/bc356b2f991740509f321d70e4512a6a54c5f243</meta:generator>
    <dc:date>2015-03-31T15:24:09.422000000</dc:date>
    <meta:document-statistic meta:object-count="135"/>
  </office:meta>
</office:document-meta>
</file>